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1398in"/>
    </style:style>
    <style:style style:name="ro4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Window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6">
          <table:table-cell table:style-name="ce1" office:value-type="string">
            <text:p>Prey Node.js Status</text:p>
          </table:table-cell>
          <table:table-cell table:number-columns-repeated="7"/>
        </table:table-row>
        <table:table-row table:style-name="ro6">
          <table:table-cell table:style-name="ce1"/>
          <table:table-cell table:number-columns-repeated="7"/>
        </table:table-row>
        <table:table-row table:style-name="ro3">
          <table:table-cell table:number-columns-repeated="5"/>
          <table:table-cell table:style-name="ce2" office:value-type="string">
            <text:p>Conformance</text:p>
          </table:table-cell>
          <table:table-cell table:number-columns-repeated="2"/>
        </table:table-row>
        <table:table-row table:style-name="ro4">
          <table:table-cell table:style-name="ce2" office:value-type="string">
            <text:p>Providers</text:p>
          </table:table-cell>
          <table:table-cell/>
          <table:table-cell table:style-name="ce2" office:value-type="string">
            <text:p>Linted</text:p>
          </table:table-cell>
          <table:table-cell table:style-name="ce2" office:value-type="string">
            <text:p>Linux</text:p>
          </table:table-cell>
          <table:table-cell table:style-name="ce2" office:value-type="string">
            <text:p>Windows</text:p>
          </table:table-cell>
          <table:table-cell table:style-name="ce2" office:value-type="string">
            <text:p>Tests</text:p>
          </table:table-cell>
          <table:table-cell table:style-name="ce2"/>
          <table:table-cell/>
        </table:table-row>
        <table:table-row table:style-name="ro3">
          <table:table-cell/>
          <table:table-cell table:style-name="ce2" office:value-type="string">
            <text:p>hardware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network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2" svg:width="1.1413in" svg:height="0.3902in" svg:x="4.6803in" svg:y="0.324in" draw:caption-point-x="-0.2402in" draw:caption-point-y="0.5945in">
              <dc:date>2012-10-08T00:00:00</dc:date>
              <text:p text:style-name="P1">need to test wifi properly</text:p>
            </office:annotation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system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an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processes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bandwidth</text:p>
          </table:table-cell>
          <table:table-cell office:value-type="string">
            <text:p>yes</text:p>
          </table:table-cell>
          <table:table-cell office:value-type="string">
            <office:annotation draw:style-name="gr1" draw:text-style-name="P2" svg:width="1.1413in" svg:height="0.5457in" svg:x="3.7917in" svg:y="0.9961in" draw:caption-point-x="-0.2402in" draw:caption-point-y="0.5945in">
              <dc:date>2012-10-08T00:00:00</dc:date>
              <text:p text:style-name="P1">Reworked linux with multiple samples</text:p>
            </office:annotation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connections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2" svg:width="1.1413in" svg:height="0.8567in" svg:x="4.6803in" svg:y="1.1642in" draw:caption-point-x="-0.2402in" draw:caption-point-y="0.5945in">
              <dc:date>2012-10-08T00:00:00</dc:date>
              <text:p text:style-name="P1">need to do another query on pid to retrieve send/recv statistics</text:p>
            </office:annotation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files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e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screenshot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ebcam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ctions</text:p>
          </table:table-cell>
          <table:table-cell table:style-name="ce2"/>
          <table:table-cell table:number-columns-repeated="6"/>
        </table:table-row>
        <table:table-row table:style-name="ro3">
          <table:table-cell/>
          <table:table-cell table:style-name="ce2" office:value-type="string">
            <text:p>alarm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filebrowser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ock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desktop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terminal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ake</text:p>
          </table:table-cell>
          <table:table-cell office:value-type="string">
            <text:p>No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Notes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Conformance tests are not exhaustive. Check function signatures and return value object structure.</text:p>
          </table:table-cell>
          <table:table-cell table:number-columns-repeated="7"/>
        </table:table-row>
        <table:table-row table:style-name="ro3">
          <table:table-cell office:value-type="string">
            <text:p>Both Linux/Windows and the top level calling module have been restructured in most cases, this will need done for mac too.</text:p>
          </table:table-cell>
          <table:table-cell table:number-columns-repeated="7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ackaging" table:style-name="ta1">
        <table:table-column table:style-name="co1" table:default-cell-style-name="Default"/>
        <table:table-row table:style-name="ro4">
          <table:table-cell office:value-type="string">
            <text:p>Todo</text:p>
          </table:table-cell>
        </table:table-row>
        <table:table-row table:style-name="ro3" table:number-rows-repeated="1048574">
          <table:table-cell/>
        </table:table-row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07:54:37</meta:creation-date>
    <dc:date>2012-10-08T06:58:07</dc:date>
    <meta:editing-duration>PT5H13M50S</meta:editing-duration>
    <meta:editing-cycles>22</meta:editing-cycles>
    <meta:generator>LibreOffice/3.5$Linux_x86 LibreOffice_project/350m1$Build-2</meta:generator>
    <meta:document-statistic meta:table-count="3" meta:cell-count="91" meta:object-count="0"/>
  </office:meta>
</office:document-meta>
</file>